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049cm"/>
    </style:style>
    <style:style style:name="Tabla4.B" style:family="table-column">
      <style:table-column-properties style:column-width="1.376cm"/>
    </style:style>
    <style:style style:name="Tabla4.C" style:family="table-column">
      <style:table-column-properties style:column-width="1.64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05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style:font-size-asian="6pt" style:font-size-complex="6pt"/>
    </style:style>
    <style:style style:name="P10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1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12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color="#221f1f" style:font-name="Lucida Sans" fo:font-size="9pt" fo:letter-spacing="-0.012cm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color="#221f1f" style:text-position="-5% 100%" style:font-name="Lucida Sans" fo:font-size="7pt" fo:letter-spacing="-0.012cm" fo:font-weight="bold" style:font-size-asian="7pt" style:font-weight-asian="bold" style:font-name-complex="Lucida Sans" style:font-size-complex="7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color="#221f1f" style:text-position="-5% 100%" style:font-name="Lucida Sans" fo:font-size="6pt" fo:letter-spacing="-0.012cm" fo:font-weight="bold" style:font-size-asian="6pt" style:font-weight-asian="bold" style:font-name-complex="Lucida Sans" style:font-size-complex="6pt" style:font-weight-complex="bold"/>
    </style:style>
    <style:style style:name="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17" style:family="paragraph" style:parent-style-name="Standard">
      <style:paragraph-properties fo:margin-top="0cm" fo:margin-bottom="0cm" style:contextual-spacing="false" fo:line-height="100%" fo:orphans="0" fo:widows="0" style:text-autospace="none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style:font-size-asian="10pt" style:font-size-complex="10pt"/>
    </style:style>
    <style:style style:name="P21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9pt" fo:letter-spacing="-0.007cm" fo:font-style="italic" style:font-size-asian="9pt" style:font-style-asian="italic" style:font-name-complex="Lucida Sans" style:font-size-complex="9pt" style:font-style-complex="italic"/>
    </style:style>
    <style:style style:name="P22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3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6pt" fo:letter-spacing="-0.007cm" fo:font-style="italic" style:font-size-asian="6pt" style:font-style-asian="italic" style:font-name-complex="Lucida Sans" style:font-size-complex="6pt" style:font-style-complex="italic"/>
    </style:style>
    <style:style style:name="P2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P2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2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</style:style>
    <style:style style:name="P2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9pt" fo:letter-spacing="-0.012cm" style:font-size-asian="9pt" style:font-name-complex="Lucida Sans" style:font-size-complex="9pt"/>
    </style:style>
    <style:style style:name="P30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P3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P3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9pt" style:font-size-asian="9pt" style:font-name-complex="Lucida Sans" style:font-size-complex="9pt"/>
    </style:style>
    <style:style style:name="P3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P3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</style:style>
    <style:style style:name="P35" style:family="paragraph" style:parent-style-name="Text_20_body">
      <style:text-properties fo:font-size="6pt" style:font-size-asian="6pt" style:font-size-complex="6pt"/>
    </style:style>
    <style:style style:name="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38" style:family="paragraph" style:parent-style-name="Standard">
      <style:text-properties fo:font-size="2pt" style:font-size-asian="2pt" style:font-size-complex="2pt"/>
    </style:style>
    <style:style style:name="P39" style:family="paragraph" style:parent-style-name="Standard">
      <style:text-properties style:font-name="Lucida Sans" fo:font-size="12pt" style:font-size-asian="12pt" style:font-size-complex="12pt"/>
    </style:style>
    <style:style style:name="P40" style:family="paragraph" style:parent-style-name="Standard">
      <style:paragraph-properties fo:margin-left="0cm" fo:margin-right="-0.056cm" fo:margin-top="0.199cm" fo:margin-bottom="0cm" style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41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42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43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44" style:family="paragraph" style:parent-style-name="Standard">
      <style:paragraph-properties fo:margin-left="0.206cm" fo:margin-right="-0.056cm" fo:margin-top="0.199cm" fo:margin-bottom="0cm" style:contextual-spacing="false" fo:line-height="0.353cm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5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46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47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48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49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07957f" style:font-size-asian="9pt" style:font-weight-asian="bold" style:font-name-complex="Lucida Sans" style:font-size-complex="9pt" style:font-weight-complex="bold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07957f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07957f" style:font-size-asian="4pt" style:font-weight-asian="normal" style:font-name-complex="Lucida Sans" style:font-size-complex="4pt" style:font-weight-complex="normal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07957f" style:font-size-asian="4pt" style:font-weight-asian="normal" style:font-name-complex="Lucida Sans" style:font-size-complex="4pt" style:font-weight-complex="normal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7pt" fo:letter-spacing="-0.016cm" fo:font-weight="normal" officeooo:paragraph-rsid="0007957f" style:font-size-asian="7pt" style:font-weight-asian="normal" style:font-name-complex="Lucida Sans" style:font-size-complex="7pt" style:font-weight-complex="normal"/>
    </style:style>
    <style:style style:name="P55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9pt" fo:font-weight="bold" officeooo:paragraph-rsid="000b1814" style:font-size-asian="9pt" style:font-weight-asian="bold" style:font-name-complex="Lucida Sans" style:font-size-complex="9pt" style:font-weight-complex="bold"/>
    </style:style>
    <style:style style:name="P56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9pt" fo:letter-spacing="-0.007cm" fo:font-style="italic" style:font-size-asian="9pt" style:font-style-asian="italic" style:font-name-complex="Lucida Sans" style:font-size-complex="9pt" style:font-style-complex="italic"/>
    </style:style>
    <style:style style:name="P5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text-position="-5% 100%" style:font-name="Lucida Sans" fo:font-size="9pt" fo:letter-spacing="-0.009cm" fo:font-weight="bold" officeooo:rsid="005460a5" officeooo:paragraph-rsid="000d6596" fo:background-color="transparent" style:font-size-asian="9pt" style:font-weight-asian="bold" style:font-name-complex="Lucida Sans" style:font-size-complex="9pt" style:font-weight-complex="bold"/>
    </style:style>
    <style:style style:name="P5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6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07957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6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07957f" style:font-size-asian="4pt" style:font-weight-asian="normal" style:font-name-complex="Lucida Sans" style:font-size-complex="4pt" style:font-weight-complex="normal"/>
    </style:style>
    <style:style style:name="P6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6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07957f" style:font-size-asian="4pt" style:font-weight-asian="normal" style:font-name-complex="Lucida Sans" style:font-size-complex="4pt" style:font-weight-complex="normal"/>
    </style:style>
    <style:style style:name="P6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07957f" style:font-size-asian="8pt" style:font-weight-asian="normal" style:font-name-complex="Lucida Sans" style:font-size-complex="8pt" style:font-weight-complex="normal"/>
    </style:style>
    <style:style style:name="P66" style:family="paragraph" style:parent-style-name="Standard">
      <style:paragraph-properties fo:margin-left="0cm" fo:margin-right="0.15cm" fo:margin-top="0.064cm" fo:margin-bottom="0cm" style:contextual-spacing="false" fo:line-height="100%" fo:text-align="end" style:justify-single-word="false" fo:orphans="0" fo:widows="0" fo:text-indent="0cm" style:auto-text-indent="false" fo:break-before="column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67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8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6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71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07957f" officeooo:paragraph-rsid="0007957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2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07957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fo:letter-spacing="-0.007cm" fo:font-style="normal" style:font-style-asian="normal" style:font-style-complex="normal"/>
    </style:style>
    <style:style style:name="T3" style:family="text">
      <style:text-properties fo:letter-spacing="-0.007cm" fo:font-style="normal" officeooo:rsid="0007957f" style:font-style-asian="normal" style:font-style-complex="normal"/>
    </style:style>
    <style:style style:name="T4" style:family="text">
      <style:text-properties fo:color="#221f1f" style:font-name="Lucida Sans" style:font-name-complex="Lucida Sans"/>
    </style:style>
    <style:style style:name="T5" style:family="text">
      <style:text-properties fo:color="#221f1f" style:font-name="Lucida Sans" fo:font-size="6pt" fo:letter-spacing="-0.009cm" style:font-size-asian="6pt" style:font-name-complex="Lucida Sans" style:font-size-complex="6pt"/>
    </style:style>
    <style:style style:name="T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7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9" style:family="text">
      <style:text-properties fo:color="#221f1f" fo:letter-spacing="-0.007cm" fo:font-style="normal" style:font-style-asian="normal" style:font-name-complex="Lucida Sans" style:font-style-complex="normal"/>
    </style:style>
    <style:style style:name="T1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11" style:family="text">
      <style:text-properties fo:color="#221f1f" fo:letter-spacing="-0.007cm" fo:font-style="normal" style:font-style-asian="normal" style:font-style-complex="normal"/>
    </style:style>
    <style:style style:name="T12" style:family="text">
      <style:text-properties fo:color="#221f1f" fo:letter-spacing="-0.007cm" fo:font-style="normal" officeooo:rsid="001c3d3e" style:font-style-asian="normal" style:font-style-complex="normal"/>
    </style:style>
    <style:style style:name="T13" style:family="text">
      <style:text-properties fo:color="#221f1f" fo:letter-spacing="-0.012cm" fo:font-weight="normal" style:font-weight-asian="normal" style:font-weight-complex="normal"/>
    </style:style>
    <style:style style:name="T14" style:family="text">
      <style:text-properties fo:letter-spacing="-0.009cm"/>
    </style:style>
    <style:style style:name="T15" style:family="text">
      <style:text-properties fo:letter-spacing="-0.016cm"/>
    </style:style>
    <style:style style:name="T16" style:family="text">
      <style:text-properties fo:font-size="4pt" style:font-size-asian="4pt" style:font-size-complex="4pt"/>
    </style:style>
    <style:style style:name="T17" style:family="text">
      <style:text-properties fo:font-size="4pt" fo:font-weight="normal" style:font-size-asian="4pt" style:font-weight-asian="normal" style:font-size-complex="4pt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47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49"><text:placeholder text:placeholder-type="text">&lt;line.name[0:108]&gt;</text:placeholder></text:p>
          </table:table-cell>
          <table:table-cell table:style-name="Tabla4.A2" office:value-type="string">
            <text:p text:style-name="P46"><text:span text:style-name="T16"><text:text-input text:description="&lt;for each=&quot;line2 in line.invoice_line_tax_id&quot;&gt;">F</text:text-input></text:span><text:text-input text:description="&lt;line2.description&gt;">10,5%</text:text-input><text:span text:style-name="T16"><text:text-input text:description="&lt;/for&gt;">Ef</text:text-input></text:span></text:p>
          </table:table-cell>
          <table:table-cell table:style-name="Tabla4.A2" office:value-type="string">
            <text:p text:style-name="P46"><text:text-input text:description="&lt;formatLang(line.printed_price_unit)&gt;">9.999,50</text:text-input></text:p>
          </table:table-cell>
          <table:table-cell table:style-name="Tabla4.A2" office:value-type="string">
            <text:p text:style-name="P46"><text:text-input text:description="&lt;formatLang(line.discount)&gt;">10,5</text:text-input>%</text:p>
          </table:table-cell>
          <table:table-cell table:style-name="Tabla4.A2" office:value-type="string">
            <text:p text:style-name="P18"><text:text-input text:description="&lt;formatLang(line.printed_price_net)&gt;">9.999,50</text:text-input></text:p>
          </table:table-cell>
          <table:table-cell table:style-name="Tabla4.A2" office:value-type="string">
            <text:p text:style-name="P45"><text:span text:style-name="T7"><text:text-input text:description="&lt;formatLang(line.quantity)&gt;">25,45</text:text-input></text:span><text:span text:style-name="T7"> </text:span><text:span text:style-name="T7"><text:text-input text:description="&lt;line.uos_id.name&gt;">kgs.</text:text-input></text:span></text:p>
          </table:table-cell>
          <table:table-cell table:style-name="Tabla4.A2" office:value-type="string">
            <text:p text:style-name="P46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4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4cm"/>
    </style:style>
    <style:style style:name="Tabla7" style:family="table">
      <style:table-properties style:width="18.81cm" fo:margin-left="1.101cm" fo:margin-right="1.09cm" fo:margin-top="0cm" fo:margin-bottom="0cm" table:align="margins"/>
    </style:style>
    <style:style style:name="Tabla7.A" style:family="table-column">
      <style:table-column-properties style:column-width="9.402cm" style:rel-column-width="32755*"/>
    </style:style>
    <style:style style:name="Tabla7.B" style:family="table-column">
      <style:table-column-properties style:column-width="9.409cm" style:rel-column-width="32780*"/>
    </style:style>
    <style:style style:name="Tabla7.1" style:family="table-row">
      <style:table-row-properties style:min-row-height="2.402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852cm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049cm"/>
    </style:style>
    <style:style style:name="Tabla2.B" style:family="table-column">
      <style:table-column-properties style:column-width="1.411cm"/>
    </style:style>
    <style:style style:name="Tabla2.C" style:family="table-column">
      <style:table-column-properties style:column-width="1.57cm"/>
    </style:style>
    <style:style style:name="Tabla2.D" style:family="table-column">
      <style:table-column-properties style:column-width="1.429cm"/>
    </style:style>
    <style:style style:name="Tabla2.E" style:family="table-column">
      <style:table-column-properties style:column-width="1.552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631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9.495cm" fo:margin-left="1.169cm" fo:margin-right="0.337cm" fo:margin-top="0cm" fo:margin-bottom="0.95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627cm" style:rel-column-width="6025*"/>
    </style:style>
    <style:style style:name="Tabla6.B" style:family="table-column">
      <style:table-column-properties style:column-width="0.265cm" style:rel-column-width="150*"/>
    </style:style>
    <style:style style:name="Tabla6.C" style:family="table-column">
      <style:table-column-properties style:column-width="5.579cm" style:rel-column-width="3163*"/>
    </style:style>
    <style:style style:name="Tabla6.D" style:family="table-column">
      <style:table-column-properties style:column-width="0.22cm" style:rel-column-width="125*"/>
    </style:style>
    <style:style style:name="Tabla6.E" style:family="table-column">
      <style:table-column-properties style:column-width="0.882cm" style:rel-column-width="500*"/>
    </style:style>
    <style:style style:name="Tabla6.F" style:family="table-column">
      <style:table-column-properties style:column-width="1.921cm" style:rel-column-width="1089*"/>
    </style:style>
    <style:style style:name="Tabla6.1" style:family="table-row">
      <style:table-row-properties style:min-row-height="0.575cm"/>
    </style:style>
    <style:style style:name="Tabla6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6.B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D1" style:family="table-cell">
      <style:table-cell-properties style:vertical-align="middle" fo:padding="0cm" fo:border="none"/>
    </style:style>
    <style:style style:name="Tabla6.E1" style:family="table-cell">
      <style:table-cell-properties style:vertical-align="middle" fo:padding="0cm" fo:border="none"/>
    </style:style>
    <style:style style:name="Tabla6.F1" style:family="table-cell">
      <style:table-cell-properties style:vertical-align="middle" fo:padding="0cm" fo:border="none"/>
    </style:style>
    <style:style style:name="Tabla6.2" style:family="table-row">
      <style:table-row-properties style:min-row-height="0.524cm"/>
    </style:style>
    <style:style style:name="Tabla6.B2" style:family="table-cell">
      <style:table-cell-properties fo:background-color="transparent" fo:padding="0cm" fo:border="none">
        <style:background-image/>
      </style:table-cell-properties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0.864cm"/>
    </style:style>
    <style:style style:name="Tabla6.B3" style:family="table-cell">
      <style:table-cell-properties fo:background-color="transparent" fo:padding="0cm" fo:border="none">
        <style:background-image/>
      </style:table-cell-properties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1.106cm"/>
    </style:style>
    <style:style style:name="Tabla6.B4" style:family="table-cell">
      <style:table-cell-properties fo:background-color="transparent" fo:padding="0cm" fo:border="none">
        <style:background-image/>
      </style:table-cell-properties>
    </style:style>
    <style:style style:name="Tabla6.C4" style:family="table-cell">
      <style:table-cell-properties style:vertical-align="middle" fo:padding="0cm" fo:border="none"/>
    </style:style>
    <style:style style:name="Tabla6.D4" style:family="table-cell">
      <style:table-cell-properties fo:padding="0cm" fo:border="none"/>
    </style:style>
    <style:style style:name="Tabla6.E4" style:family="table-cell">
      <style:table-cell-properties style:vertical-align="middle" fo:padding="0cm" fo:border="none"/>
    </style:style>
    <style:style style:name="Tabla6.F4" style:family="table-cell">
      <style:table-cell-properties style:vertical-align="middle" fo:padding="0cm" fo:border="none"/>
    </style:style>
    <style:style style:name="Tabla6.5" style:family="table-row">
      <style:table-row-properties style:min-row-height="5.699cm"/>
    </style:style>
    <style:style style:name="Tabla6.A5" style:family="table-cell">
      <style:table-cell-properties fo:background-color="transparent" fo:padding="0cm" fo:border="none">
        <style:background-image/>
      </style:table-cell-properties>
    </style:style>
    <style:style style:name="Tabla6.B5" style:family="table-cell">
      <style:table-cell-properties fo:background-color="transparent" fo:padding="0cm" fo:border="none">
        <style:background-image/>
      </style:table-cell-properties>
    </style:style>
    <style:style style:name="Tabla6.C5" style:family="table-cell">
      <style:table-cell-properties style:vertical-align="middle" fo:padding="0cm" fo:border="none"/>
    </style:style>
    <style:style style:name="Tabla6.D5" style:family="table-cell">
      <style:table-cell-properties fo:padding="0cm" fo:border="none"/>
    </style:style>
    <style:style style:name="Tabla6.E5" style:family="table-cell">
      <style:table-cell-properties style:vertical-align="middle" fo:padding="0cm" fo:border="none"/>
    </style:style>
    <style:style style:name="Tabla6.F5" style:family="table-cell">
      <style:table-cell-properties style:vertical-align="middle"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9pt" fo:font-weight="bold" officeooo:paragraph-rsid="000b1814" style:font-size-asian="9pt" style:font-weight-asian="bold" style:font-name-complex="Lucida Sans" style:font-size-complex="9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9pt" fo:letter-spacing="-0.007cm" fo:font-style="italic" style:font-size-asian="9pt" style:font-style-asian="italic" style:font-name-complex="Lucida Sans" style:font-size-complex="9pt" style:font-style-complex="italic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9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9pt" fo:letter-spacing="-0.007cm" fo:font-style="italic" style:font-size-asian="9pt" style:font-style-asian="italic" style:font-name-complex="Lucida Sans" style:font-size-complex="9pt" style:font-style-complex="italic"/>
    </style:style>
    <style:style style:name="MP10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6pt" fo:letter-spacing="-0.007cm" fo:font-style="italic" style:font-size-asian="6pt" style:font-style-asian="italic" style:font-name-complex="Lucida Sans" style:font-size-complex="6pt" style:font-style-complex="italic"/>
    </style:style>
    <style:style style:name="MP11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4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style:font-size-asian="10pt" style:font-size-complex="10pt"/>
    </style:style>
    <style:style style:name="MP15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6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</style:style>
    <style:style style:name="MP1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9pt" fo:letter-spacing="-0.012cm" style:font-size-asian="9pt" style:font-name-complex="Lucida Sans" style:font-size-complex="9pt"/>
    </style:style>
    <style:style style:name="MP1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MP1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</style:style>
    <style:style style:name="MP21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style:font-size-asian="6pt" style:font-size-complex="6pt"/>
    </style:style>
    <style:style style:name="MP22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color="#221f1f" style:font-name="Lucida Sans" fo:font-size="9pt" fo:letter-spacing="-0.012cm" style:font-size-asian="9pt" style:font-name-complex="Lucida Sans" style:font-size-complex="9pt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9pt" style:font-size-asian="9pt" style:font-name-complex="Lucida Sans" style:font-size-complex="9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P2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color="#221f1f" style:text-position="-5% 100%" style:font-name="Lucida Sans" fo:font-size="7pt" fo:letter-spacing="-0.012cm" fo:font-weight="bold" style:font-size-asian="7pt" style:font-weight-asian="bold" style:font-name-complex="Lucida Sans" style:font-size-complex="7pt" style:font-weight-complex="bold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</style:style>
    <style:style style:name="MP27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color="#221f1f" style:text-position="-5% 100%" style:font-name="Lucida Sans" fo:font-size="6pt" fo:letter-spacing="-0.012cm" fo:font-weight="bold" style:font-size-asian="6pt" style:font-weight-asian="bold" style:font-name-complex="Lucida Sans" style:font-size-complex="6pt" style:font-weight-complex="bold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P2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0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MP31" style:family="paragraph" style:parent-style-name="Text_20_body">
      <style:text-properties fo:font-size="6pt" style:font-size-asian="6pt" style:font-size-complex="6pt"/>
    </style:style>
    <style:style style:name="MP3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4" style:family="paragraph" style:parent-style-name="Standard">
      <style:text-properties fo:font-size="2pt" style:font-size-asian="2pt" style:font-size-complex="2pt"/>
    </style:style>
    <style:style style:name="MP35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text-position="-5% 100%" style:font-name="Lucida Sans" fo:font-size="9pt" fo:letter-spacing="-0.009cm" fo:font-weight="bold" officeooo:rsid="005460a5" officeooo:paragraph-rsid="000d6596" fo:background-color="transparent" style:font-size-asian="9pt" style:font-weight-asian="bold" style:font-name-complex="Lucida Sans" style:font-size-complex="9pt" style:font-weight-complex="bold"/>
    </style:style>
    <style:style style:name="MP36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07957f" style:font-size-asian="9pt" style:font-weight-asian="bold" style:font-name-complex="Lucida Sans" style:font-size-complex="9pt" style:font-weight-complex="bold"/>
    </style:style>
    <style:style style:name="MP3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07957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0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07957f" officeooo:paragraph-rsid="0007957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1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07957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07957f" style:font-size-asian="4pt" style:font-weight-asian="normal" style:font-name-complex="Lucida Sans" style:font-size-complex="4pt" style:font-weight-complex="normal"/>
    </style:style>
    <style:style style:name="MP4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07957f" style:font-size-asian="8pt" style:font-weight-asian="normal" style:font-name-complex="Lucida Sans" style:font-size-complex="8pt" style:font-weight-complex="normal"/>
    </style:style>
    <style:style style:name="MP4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07957f" style:font-size-asian="4pt" style:font-weight-asian="normal" style:font-name-complex="Lucida Sans" style:font-size-complex="4pt" style:font-weight-complex="normal"/>
    </style:style>
    <style:style style:name="MP4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07957f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7pt" fo:letter-spacing="-0.016cm" fo:font-weight="normal" officeooo:paragraph-rsid="0007957f" style:font-size-asian="7pt" style:font-weight-asian="normal" style:font-name-complex="Lucida Sans" style:font-size-complex="7pt" style:font-weight-complex="normal"/>
    </style:style>
    <style:style style:name="MP4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07957f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07957f" style:font-size-asian="8pt" style:font-weight-asian="normal" style:font-name-complex="Lucida Sans" style:font-size-complex="8pt" style:font-weight-complex="normal"/>
    </style:style>
    <style:style style:name="MP50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1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3" style:family="paragraph" style:parent-style-name="Standard">
      <style:paragraph-properties fo:margin-left="0.206cm" fo:margin-right="-0.056cm" fo:margin-top="0.199cm" fo:margin-bottom="0cm" style:contextual-spacing="false" fo:line-height="0.353cm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4" style:family="paragraph" style:parent-style-name="Standard">
      <style:paragraph-properties fo:margin-left="0cm" fo:margin-right="-0.056cm" fo:margin-top="0.199cm" fo:margin-bottom="0cm" style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55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letter-spacing="-0.007cm" fo:font-style="italic" style:font-style-asian="italic" style:font-style-complex="italic"/>
    </style:style>
    <style:style style:name="MT2" style:family="text">
      <style:text-properties fo:letter-spacing="-0.007cm" fo:font-style="normal" style:font-style-asian="normal" style:font-style-complex="normal"/>
    </style:style>
    <style:style style:name="MT3" style:family="text">
      <style:text-properties fo:color="#221f1f" style:font-name="Lucida Sans" style:font-name-complex="Lucida Sans"/>
    </style:style>
    <style:style style:name="MT4" style:family="text">
      <style:text-properties fo:color="#221f1f" style:font-name="Lucida Sans" fo:font-size="6pt" fo:letter-spacing="-0.009cm" style:font-size-asian="6pt" style:font-name-complex="Lucida Sans" style:font-size-complex="6pt"/>
    </style:style>
    <style:style style:name="MT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8" style:family="text">
      <style:text-properties fo:color="#221f1f" fo:letter-spacing="-0.007cm" fo:font-style="normal" officeooo:rsid="001c3d3e" style:font-style-asian="normal" style:font-style-complex="normal"/>
    </style:style>
    <style:style style:name="MT9" style:family="text">
      <style:text-properties fo:color="#221f1f" fo:letter-spacing="-0.012cm" fo:font-weight="normal" style:font-weight-asian="normal" style:font-weight-complex="normal"/>
    </style:style>
    <style:style style:name="MT10" style:family="text">
      <style:text-properties fo:letter-spacing="-0.007cm" fo:font-style="normal" officeooo:rsid="0007957f" style:font-style-asian="normal" style:font-style-complex="normal"/>
    </style:style>
    <style:style style:name="MT11" style:family="text">
      <style:text-properties fo:letter-spacing="-0.009cm"/>
    </style:style>
    <style:style style:name="MT12" style:family="text">
      <style:text-properties fo:letter-spacing="-0.016cm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text:text-input text:description="&lt;setLang(o.partner_id.lang or &quot;en_US&quot;)&gt;">IDIOMA</text:text-input></text:p>
              <text:p text:style-name="MP2"/>
              <text:p text:style-name="MP2"><draw:frame draw:style-name="Mfr1" draw:name="image: asimage(logo_report,size_x=220,size_y=65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/>
              <text:p text:style-name="MP5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D1" table:number-rows-spanned="2" office:value-type="date" office:date-value="1899-12-30">
              <text:p text:style-name="MP6"><text:text-input text:description="&lt;o.number&gt;">NOTA DE CRÉDITO</text:text-input></text:p>
              <text:p text:style-name="MP7"/>
              <text:p text:style-name="MP8"/>
              <text:p text:style-name="MP9"/>
              <text:p text:style-name="MP10"/>
              <text:p text:style-name="MP11"><text:span text:style-name="MT1"><text:s text:c="36"/></text:span><text:span text:style-name="MT1"><text:text-input text:description="&lt;if test=&quot;print_number&quot;&gt;">IF2</text:text-input></text:span><text:span text:style-name="MT2"><text:text-input text:description="&lt;page&gt;">Hoja</text:text-input></text:span> Nº: <text:page-number text:select-page="current">1</text:page-number>/<text:page-count>1</text:page-count> <text:span text:style-name="MT1"><text:text-input text:description="&lt;/if&gt;">end if</text:text-input></text:span><text:span text:style-name="MT1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2"/>
              <text:p text:style-name="MP13"/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MP14"><text:span text:style-name="MT3"><text:s text:c="6"/></text:span><text:span text:style-name="MT3"><text:text-input text:description="&lt;formatLang(o.date_invoice,date='true')&gt;">DD/MM/YYYY</text:text-input></text:span></text:p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5"/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6"><text:span text:style-name="MT4"><text:s/></text:span><text:span text:style-name="MT5"><text:s text:c="10"/></text:span></text:p>
              <text:p text:style-name="MP17"/>
              <text:p text:style-name="MP16"><text:span text:style-name="MT5"><text:s text:c="21"/></text:span><text:span text:style-name="MT6"><text:placeholder text:placeholder-type="text">&lt;o.partner_id.commercial_partner_id.name&gt;</text:placeholder></text:span></text:p>
              <text:p text:style-name="MP18"/>
              <text:p text:style-name="MP19"><text:s text:c="17"/></text:p>
              <text:p text:style-name="MP20"><text:span text:style-name="MT6"><text:s text:c="21"/></text:span><text:span text:style-name="MT6"><text:placeholder text:placeholder-type="text">&lt;o.partner_id.commercial_partner_id.street&gt;</text:placeholder></text:span><text:span text:style-name="MT6"> </text:span><text:span text:style-name="MT6"><text:placeholder text:placeholder-type="text">&lt;o.partner_id.commercial_partner_id.street2&gt;</text:placeholder></text:span></text:p>
            </table:table-cell>
            <table:table-cell table:style-name="Tabla7.A1" table:number-rows-spanned="2" office:value-type="string">
              <text:p text:style-name="MP21"/>
              <text:p text:style-name="MP22"><text:s/></text:p>
              <text:p text:style-name="MP23"/>
              <text:p text:style-name="MP24"/>
              <text:p text:style-name="MP25"/>
              <text:p text:style-name="MP25"><text:s text:c="57"/></text:p>
              <text:p text:style-name="MP26"><text:span text:style-name="MT6"><text:s text:c="43"/></text:span><text:span text:style-name="MT6"><text:placeholder text:placeholder-type="text">&lt;o.partner_id.commercial_partner_id.city&gt;</text:placeholder></text:span></text:p>
              <text:p text:style-name="MP24"/>
              <text:p text:style-name="MP24"><text:s text:c="24"/></text:p>
              <text:p text:style-name="MP27"/>
              <text:p text:style-name="MP27"><text:s/></text:p>
              <text:p text:style-name="MP26"><text:span text:style-name="MT6"><text:s text:c="25"/></text:span><text:span text:style-name="MT6"><text:placeholder text:placeholder-type="text">&lt;o.partner_id.commercial_partner_id.formated_vat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 text:c="17"/></text:p>
              <text:p text:style-name="MP29"><text:span text:style-name="MT6"><text:s text:c="18"/></text:span><text:span text:style-name="MT6"><text:placeholder text:placeholder-type="text">&lt;o.partner_id.commercial_partner_id.phone&gt;</text:placeholder></text:span></text:p>
              <text:p text:style-name="MP29"><text:span text:style-name="MT5"><text:s text:c="47"/></text:span><text:span text:style-name="MT6"><text:placeholder text:placeholder-type="text">&lt;o.partner_id.commercial_partner_id.responsability_id.name&gt;</text:placeholder></text:span></text:p>
              <text:p text:style-name="MP30"/>
            </table:table-cell>
            <table:covered-table-cell/>
          </table:table-row>
        </table:table>
        <text:p text:style-name="MP31"/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2">Descripción</text:p>
            </table:table-cell>
            <table:table-cell table:style-name="Tabla2.B1" office:value-type="string">
              <text:p text:style-name="MP33">%<text:span text:style-name="MT7">I.V.A.</text:span></text:p>
            </table:table-cell>
            <table:table-cell table:style-name="Tabla2.C1" office:value-type="string">
              <text:p text:style-name="MP32">P. Lista</text:p>
            </table:table-cell>
            <table:table-cell table:style-name="Tabla2.D1" office:value-type="string">
              <text:p text:style-name="MP33">%<text:span text:style-name="MT7">Bon.</text:span></text:p>
            </table:table-cell>
            <table:table-cell table:style-name="Tabla2.E1" office:value-type="string">
              <text:p text:style-name="MP32">P. Neto</text:p>
            </table:table-cell>
            <table:table-cell table:style-name="Tabla2.F1" office:value-type="string">
              <text:p text:style-name="MP32">Cantidad</text:p>
            </table:table-cell>
            <table:table-cell table:style-name="Tabla2.G1" office:value-type="string">
              <text:p text:style-name="MP32">Total</text:p>
            </table:table-cell>
          </table:table-row>
        </table:table>
        <text:p text:style-name="MP34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5"><text:span text:style-name="MT8">OBSERVACIONES</text:span>: <text:span text:style-name="MT9"><text:placeholder text:placeholder-type="text">&lt;o.comment&gt;</text:placeholder></text:span></text:p>
            </table:table-cell>
            <table:table-cell table:style-name="Tabla6.B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36"><text:span text:style-name="MT10">SUBTOTAL</text:span><text:span text:style-name="MT11"> </text:span><text:span text:style-name="MT12"><text:text-input text:description="&lt;o.currency_id.symbol&gt;">USD</text:text-input></text:span></text:p>
            </table:table-cell>
            <table:table-cell table:style-name="Tabla6.D1" office:value-type="string">
              <text:p text:style-name="Table_20_Contents"/>
            </table:table-cell>
            <table:table-cell table:style-name="Tabla6.E1" office:value-type="string">
              <text:p text:style-name="Table_20_Contents"/>
            </table:table-cell>
            <table:table-cell table:style-name="Tabla6.F1" office:value-type="string">
              <text:p text:style-name="MP37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2" office:value-type="string">
              <text:p text:style-name="MP38">IMPUESTOS</text:p>
            </table:table-cell>
            <table:table-cell table:style-name="Tabla6.D2" office:value-type="string">
              <text:p text:style-name="MP39"/>
            </table:table-cell>
            <table:table-cell table:style-name="Tabla6.E2" office:value-type="string">
              <text:p text:style-name="MP40">Base</text:p>
            </table:table-cell>
            <table:table-cell table:style-name="Tabla6.F2" office:value-type="string">
              <text:p text:style-name="MP41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2"><text:text-input text:description="&lt;for each=&quot;line in o.printed_tax_ids&quot;&gt;">For each line</text:text-input></text:p>
              <text:p text:style-name="MP43"><text:text-input text:description="&lt;line.tax_code_id.name&gt;">IVA 21%</text:text-input></text:p>
              <text:p text:style-name="MP44"><text:text-input text:description="&lt;/for&gt;">End For</text:text-input></text:p>
            </table:table-cell>
            <table:table-cell table:style-name="Tabla6.D3" office:value-type="string">
              <text:p text:style-name="MP45"/>
            </table:table-cell>
            <table:table-cell table:style-name="Tabla6.E3" office:value-type="string">
              <text:p text:style-name="MP46"><text:text-input text:description="&lt;for each=&quot;line in o.printed_tax_ids&quot;&gt;">For each line</text:text-input></text:p>
              <text:p text:style-name="MP47"><text:text-input text:description="&lt;formatLang(line.base)&gt;">200,5</text:text-input></text:p>
              <text:p text:style-name="MP48"><text:text-input text:description="&lt;/for&gt;">End For</text:text-input></text:p>
            </table:table-cell>
            <table:table-cell table:style-name="Tabla6.F3" office:value-type="string">
              <text:p text:style-name="MP46"><text:text-input text:description="&lt;for each=&quot;line in o.printed_tax_ids&quot;&gt;">For each line</text:text-input></text:p>
              <text:p text:style-name="MP49"><text:text-input text:description="&lt;formatLang(line.amount)&gt;">99.999,99</text:text-input></text:p>
              <text:p text:style-name="MP48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4" office:value-type="string">
              <text:p text:style-name="MP50"><text:span text:style-name="MT11"><text:s/></text:span><text:span text:style-name="MT12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E4" office:value-type="string">
              <text:p text:style-name="MP51"/>
            </table:table-cell>
            <table:table-cell table:style-name="Tabla6.F4" office:value-type="string">
              <text:p text:style-name="MP52"><text:text-input text:description="&lt;formatLang(o.amount_total)&gt;">99.999,99</text:text-input></text:p>
            </table:table-cell>
          </table:table-row>
          <table:table-row table:style-name="Tabla6.5">
            <table:table-cell table:style-name="Tabla6.A5" office:value-type="string">
              <text:p text:style-name="MP53"/>
              <text:p text:style-name="MP53"/>
              <text:p text:style-name="MP53"/>
              <text:p text:style-name="MP53"/>
              <text:p text:style-name="MP53"/>
              <text:p text:style-name="MP54"/>
            </table:table-cell>
            <table:table-cell table:style-name="Tabla6.B5" office:value-type="string">
              <text:p text:style-name="Standard"/>
            </table:table-cell>
            <table:table-cell table:style-name="Tabla6.C5" office:value-type="string">
              <text:p text:style-name="MP50"/>
            </table:table-cell>
            <table:table-cell table:style-name="Tabla6.D5" office:value-type="string">
              <text:p text:style-name="Table_20_Contents"/>
            </table:table-cell>
            <table:table-cell table:style-name="Tabla6.E5" office:value-type="string">
              <text:p text:style-name="MP51"/>
            </table:table-cell>
            <table:table-cell table:style-name="Tabla6.F5" office:value-type="string">
              <text:p text:style-name="MP52"/>
            </table:table-cell>
          </table:table-row>
        </table:table>
        <text:p text:style-name="MP55"/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9-18T03:53:42.196324995</dc:date>
    <meta:editing-duration>P5DT2H34M2S</meta:editing-duration>
    <meta:editing-cycles>249</meta:editing-cycles>
    <meta:generator>LibreOffice/4.2.8.2$Linux_X86_64 LibreOffice_project/420m0$Build-2</meta:generator>
    <meta:document-statistic meta:table-count="5" meta:image-count="0" meta:object-count="0" meta:page-count="1" meta:paragraph-count="52" meta:word-count="134" meta:character-count="1066" meta:non-whitespace-character-count="694"/>
  </office:meta>
</office:document-meta>
</file>